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4000001B154CCCB33213EA9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159cm" svg:y="8.479cm" svg:width="8.251cm" svg:height="8.507cm" draw:z-index="0"><draw:image xlink:href="Pictures/10000000000001A4000001B154CCCB33213EA9B5.png" xlink:type="simple" xlink:show="embed" xlink:actuate="onLoad" loext:mime-type="image/png"/></draw:frame><draw:frame draw:style-name="fr1" draw:name="Image3" text:anchor-type="char" svg:x="-0.252cm" svg:y="17.149cm" svg:width="8.251cm" svg:height="8.507cm" draw:z-index="1"><draw:image xlink:href="Pictures/10000000000001A4000001B154CCCB33213EA9B5.png" xlink:type="simple" xlink:show="embed" xlink:actuate="onLoad" loext:mime-type="image/png"/></draw:frame><draw:frame draw:style-name="fr1" draw:name="Image5" text:anchor-type="char" svg:x="-0.159cm" svg:y="-0.27cm" svg:width="8.251cm" svg:height="8.507cm" draw:z-index="2"><draw:image xlink:href="Pictures/10000000000001A4000001B154CCCB33213EA9B5.png" xlink:type="simple" xlink:show="embed" xlink:actuate="onLoad" loext:mime-type="image/png"/></draw:frame><draw:frame draw:style-name="fr1" draw:name="Image1" text:anchor-type="char" svg:x="8.959cm" svg:y="-0.31cm" svg:width="8.251cm" svg:height="8.507cm" draw:z-index="3"><draw:image xlink:href="Pictures/10000000000001A4000001B154CCCB33213EA9B5.png" xlink:type="simple" xlink:show="embed" xlink:actuate="onLoad" loext:mime-type="image/png"/></draw:frame><draw:frame draw:style-name="fr1" draw:name="Image4" text:anchor-type="char" svg:x="9.082cm" svg:y="8.398cm" svg:width="8.251cm" svg:height="8.507cm" draw:z-index="4"><draw:image xlink:href="Pictures/10000000000001A4000001B154CCCB33213EA9B5.png" xlink:type="simple" xlink:show="embed" xlink:actuate="onLoad" loext:mime-type="image/png"/></draw:frame><draw:frame draw:style-name="fr1" draw:name="Image6" text:anchor-type="char" svg:x="9.082cm" svg:y="16.903cm" svg:width="8.251cm" svg:height="8.507cm" draw:z-index="5"><draw:image xlink:href="Pictures/10000000000001A4000001B154CCCB33213EA9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09:28:53.865025762</meta:creation-date>
    <dc:date>2022-06-13T09:35:20.423044822</dc:date>
    <meta:editing-duration>PT6M26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